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percentage within PT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/45</text:p>
          </table:table-cell>
          <table:table-cell table:formula="of:=100*9/45" office:value-type="float" office:value="20" calcext:value-type="float">
            <text:p>20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/63</text:p>
          </table:table-cell>
          <table:table-cell table:formula="of:=100*8/63" office:value-type="float" office:value="12.6984126984127" calcext:value-type="float">
            <text:p>12.6984126984127</text:p>
          </table:table-cell>
          <table:table-cell office:value-type="float" office:value="0.1093" calcext:value-type="float">
            <text:p>0.10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6/92</text:p>
          </table:table-cell>
          <table:table-cell table:formula="of:=100*16/92" office:value-type="float" office:value="17.3913043478261" calcext:value-type="float">
            <text:p>17.3913043478261</text:p>
          </table:table-cell>
          <table:table-cell office:value-type="float" office:value="0.1173" calcext:value-type="float">
            <text:p>0.11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/105</text:p>
          </table:table-cell>
          <table:table-cell table:formula="of:=100*17/105" office:value-type="float" office:value="16.1904761904762" calcext:value-type="float">
            <text:p>16.1904761904762</text:p>
          </table:table-cell>
          <table:table-cell office:value-type="float" office:value="0.1025" calcext:value-type="float">
            <text:p>0.10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9/143</text:p>
          </table:table-cell>
          <table:table-cell table:formula="of:=100*19/143" office:value-type="float" office:value="13.2867132867133" calcext:value-type="float">
            <text:p>13.2867132867133</text:p>
          </table:table-cell>
          <table:table-cell office:value-type="float" office:value="0.1103" calcext:value-type="float">
            <text:p>0.1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8/169</text:p>
          </table:table-cell>
          <table:table-cell table:formula="of:=100*28/169" office:value-type="float" office:value="16.5680473372781" calcext:value-type="float">
            <text:p>16.5680473372781</text:p>
          </table:table-cell>
          <table:table-cell office:value-type="float" office:value="0.1056" calcext:value-type="float">
            <text:p>0.10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0/219</text:p>
          </table:table-cell>
          <table:table-cell table:formula="of:=30/219*100" office:value-type="float" office:value="13.6986301369863" calcext:value-type="float">
            <text:p>13.6986301369863</text:p>
          </table:table-cell>
          <table:table-cell office:value-type="float" office:value="0.1131" calcext:value-type="float">
            <text:p>0.1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1/255</text:p>
          </table:table-cell>
          <table:table-cell table:formula="of:=31/255*100" office:value-type="float" office:value="12.156862745098" calcext:value-type="float">
            <text:p>12.156862745098</text:p>
          </table:table-cell>
          <table:table-cell office:value-type="float" office:value="0.1106" calcext:value-type="float">
            <text:p>0.1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5/376</text:p>
          </table:table-cell>
          <table:table-cell table:formula="of:=100*55/376" office:value-type="float" office:value="14.6276595744681" calcext:value-type="float">
            <text:p>14.6276595744681</text:p>
          </table:table-cell>
          <table:table-cell office:value-type="float" office:value="0.1044" calcext:value-type="float">
            <text:p>0.1044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rr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percentage within PT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/45</text:p>
          </table:table-cell>
          <table:table-cell table:formula="of:=7/45*100" office:value-type="float" office:value="15.5555555555556" calcext:value-type="float">
            <text:p>15.5555555555556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/91</text:p>
          </table:table-cell>
          <table:table-cell table:formula="of:=15/91*100" office:value-type="float" office:value="16.4835164835165" calcext:value-type="float">
            <text:p>16.4835164835165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5/118</text:p>
          </table:table-cell>
          <table:table-cell table:formula="of:=15/118*100" office:value-type="float" office:value="12.7118644067797" calcext:value-type="float">
            <text:p>12.7118644067797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6/185</text:p>
          </table:table-cell>
          <table:table-cell table:formula="of:=100*26/185" office:value-type="float" office:value="14.0540540540541" calcext:value-type="float">
            <text:p>14.0540540540541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9/416</text:p>
          </table:table-cell>
          <table:table-cell table:formula="of:=100*49/416" office:value-type="float" office:value="11.7788461538462" calcext:value-type="float">
            <text:p>11.7788461538462</text:p>
          </table:table-cell>
          <table:table-cell office:value-type="float" office:value="11.56" calcext:value-type="float">
            <text:p>11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20:24:43.845117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11:11:53.486417922</meta:creation-date>
    <dc:date>2025-07-28T20:28:18.927329357</dc:date>
    <meta:editing-duration>PT2H13M18S</meta:editing-duration>
    <meta:editing-cycles>14</meta:editing-cycles>
    <meta:generator>LibreOffice/25.2.5.2$Linux_X86_64 LibreOffice_project/520$Build-2</meta:generator>
    <meta:document-statistic meta:table-count="2" meta:cell-count="64" meta:object-count="0"/>
  </office:meta>
</office:document-meta>
</file>